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BPatchTask.setAppend( boolean ap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BPatchTask.setOutput( File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BPatchTask.setCaching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BPatchTask.setPatchIndex( File patch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PatchTask.setPatchTableName( String patchT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PatchTask.setPatchReleaseId( String patchReleas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PatchTask.run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PatchTask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BPatchTask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BPatchTask.setExpandProperties( boolean expand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BPatchTask.setSrc( File src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BPatchTask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BPatchTask.setOnerror( OnError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BPatchTask.setPrint( boolean pr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BPatchTask.initDefaul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BPatchTask.runPatch( File patch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BPatchTask.setRdbms( String rdb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